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307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8898in"/>
    </style:style>
    <style:style style:name="co9" style:family="table-column">
      <style:table-column-properties fo:break-before="auto" style:column-width="3.148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Heading_20_1">
      <style:table-cell-properties fo:background-color="#127622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Heading_20_2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Heading_20_1" style:data-style-name="N104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4">
      <style:table-cell-properties fo:border-bottom="none" fo:border-left="0.74pt solid #000000" fo:border-right="0.74pt solid #000000" fo:border-top="none"/>
    </style:style>
    <style:style style:name="ce6" style:family="table-cell" style:parent-style-name="Heading_20_1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 style:data-style-name="N104"/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stos fijos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7"/>
        <table:table-column table:style-name="co3" table:default-cell-style-name="Default"/>
        <table:table-column table:style-name="co3" table:number-columns-repeated="1016" table:default-cell-style-name="ce7"/>
        <table:table-column table:style-name="co3" table:default-cell-style-name="ce8"/>
        <table:table-row table:style-name="ro1">
          <table:table-cell table:style-name="ce1" office:value-type="string" calcext:value-type="string" table:number-columns-spanned="6" table:number-rows-spanned="1">
            <text:p>Gastos Fijos</text:p>
          </table:table-cell>
          <table:covered-table-cell table:style-name="ce4"/>
          <table:covered-table-cell table:number-columns-repeated="4" table:style-name="ce6"/>
          <table:table-cell table:number-columns-repeated="170"/>
          <table:table-cell table:style-name="ce6" table:number-columns-repeated="848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4"/>
          <table:table-cell table:number-columns-repeated="170"/>
          <table:table-cell table:style-name="ce2" table:number-columns-repeated="848"/>
        </table:table-row>
        <table:table-row table:style-name="ro3">
          <table:table-cell office:value-type="string" calcext:value-type="string">
            <text:p>Alquiler</text:p>
          </table:table-cell>
          <table:table-cell office:value-type="currency" office:currency="USD" office:value="60000" calcext:value-type="currency">
            <text:p>$60,0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ernet</text:p>
          </table:table-cell>
          <table:table-cell office:value-type="currency" office:currency="USD" office:value="2479.31" calcext:value-type="currency">
            <text:p>$2,479.3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BA Inmobilario</text:p>
          </table:table-cell>
          <table:table-cell office:value-type="currency" office:currency="USD" office:value="11000" calcext:value-type="currency">
            <text:p>$11,0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lectricidad</text:p>
          </table:table-cell>
          <table:table-cell office:value-type="currency" office:currency="USD" office:value="2709.73" calcext:value-type="currency">
            <text:p>$2,709.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as</text:p>
          </table:table-cell>
          <table:table-cell office:value-type="currency" office:currency="USD" office:value="4329.66" calcext:value-type="currency">
            <text:p>$4,329.6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gua</text:p>
          </table:table-cell>
          <table:table-cell office:value-type="currency" office:currency="USD" office:value="1042.9" calcext:value-type="currency">
            <text:p>$1,042.9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ra social + impuestos</text:p>
          </table:table-cell>
          <table:table-cell office:value-type="currency" office:currency="USD" office:value="5500" calcext:value-type="currency">
            <text:p>$5,5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astos de AWS</text:p>
          </table:table-cell>
          <table:table-cell table:formula="of:=[$'Mis variables'.B5]*[$'Mis variables'.B4]*[$'Mis variables'.B6]" office:value-type="currency" office:currency="USD" office:value="9000" calcext:value-type="currency">
            <text:p>$9,000.00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o por componente del equipo" table:style-name="ta1">
        <table:table-column table:style-name="co4" table:default-cell-style-name="ce3"/>
        <table:table-column table:style-name="co2" table:default-cell-style-name="ce5"/>
        <table:table-column table:style-name="co3" table:number-columns-repeated="4" table:default-cell-style-name="ce7"/>
        <table:table-column table:style-name="co3" table:default-cell-style-name="Default"/>
        <table:table-column table:style-name="co3" table:number-columns-repeated="1016" table:default-cell-style-name="ce7"/>
        <table:table-column table:style-name="co3" table:default-cell-style-name="ce8"/>
        <table:table-row table:style-name="ro1">
          <table:table-cell table:style-name="ce1" office:value-type="string" calcext:value-type="string" table:number-columns-spanned="6" table:number-rows-spanned="1">
            <text:p>Costo por componente del equipo</text:p>
          </table:table-cell>
          <table:covered-table-cell table:style-name="ce4"/>
          <table:covered-table-cell table:number-columns-repeated="4" table:style-name="ce6"/>
          <table:table-cell table:number-columns-repeated="170"/>
          <table:table-cell table:style-name="ce6" table:number-columns-repeated="848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Monto</text:p>
          </table:table-cell>
          <table:table-cell table:style-name="ce2" table:number-columns-repeated="4"/>
          <table:table-cell table:number-columns-repeated="170"/>
          <table:table-cell table:style-name="ce2" table:number-columns-repeated="848"/>
        </table:table-row>
        <table:table-row table:style-name="ro3">
          <table:table-cell office:value-type="string" calcext:value-type="string">
            <text:p>Gabinete</text:p>
          </table:table-cell>
          <table:table-cell office:value-type="currency" office:currency="USD" office:value="300" calcext:value-type="currency">
            <text:p>$3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P32</text:p>
          </table:table-cell>
          <table:table-cell office:value-type="currency" office:currency="USD" office:value="1350" calcext:value-type="currency">
            <text:p>$1,35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onentes</text:p>
          </table:table-cell>
          <table:table-cell office:value-type="currency" office:currency="USD" office:value="400" calcext:value-type="currency">
            <text:p>$4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taño, tornillos, cables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ntalla OLED</text:p>
          </table:table-cell>
          <table:table-cell office:value-type="currency" office:currency="USD" office:value="1200" calcext:value-type="currency">
            <text:p>$1,2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rcloruro</text:p>
          </table:table-cell>
          <table:table-cell table:formula="of:=1200/20" office:value-type="currency" office:currency="USD" office:value="60" calcext:value-type="currency">
            <text:p>$60.00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os de fabricación" table:style-name="ta1">
        <table:table-column table:style-name="co5" table:default-cell-style-name="ce1"/>
        <table:table-column table:style-name="co6" table:default-cell-style-name="ce4"/>
        <table:table-column table:style-name="co5" table:default-cell-style-name="ce6"/>
        <table:table-column table:style-name="co7" table:default-cell-style-name="ce6"/>
        <table:table-column table:style-name="co5" table:number-columns-repeated="2" table:default-cell-style-name="ce6"/>
        <table:table-column table:style-name="co5" table:default-cell-style-name="Default"/>
        <table:table-column table:style-name="co5" table:number-columns-repeated="169" table:default-cell-style-name="ce7"/>
        <table:table-column table:style-name="co5" table:number-columns-repeated="848" table:default-cell-style-name="ce6"/>
        <table:table-row table:style-name="ro1">
          <table:table-cell office:value-type="string" calcext:value-type="string" table:number-columns-spanned="7" table:number-rows-spanned="1">
            <text:p>Costos de fabricació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Nombre equipo</text:p>
          </table:table-cell>
          <table:table-cell table:style-name="ce2" office:value-type="string" calcext:value-type="string">
            <text:p>Gasto por Equipo</text:p>
          </table:table-cell>
          <table:table-cell table:style-name="ce2" office:value-type="string" calcext:value-type="string">
            <text:p>Horas tecnico</text:p>
          </table:table-cell>
          <table:table-cell table:style-name="ce2" office:value-type="string" calcext:value-type="string">
            <text:p>Gasto mano de obra</text:p>
          </table:table-cell>
          <table:table-cell table:style-name="ce2" office:value-type="string" calcext:value-type="string">
            <text:p>Costo total</text:p>
          </table:table-cell>
          <table:table-cell table:style-name="ce2" office:value-type="string" calcext:value-type="string">
            <text:p>% de ganancia</text:p>
          </table:table-cell>
          <table:table-cell table:style-name="ce2" office:value-type="string" calcext:value-type="string">
            <text:p>Precio de venta</text:p>
          </table:table-cell>
          <table:table-cell table:number-columns-repeated="169"/>
          <table:table-cell table:style-name="ce2" table:number-columns-repeated="848"/>
        </table:table-row>
        <table:table-row table:style-name="ro3">
          <table:table-cell table:style-name="Default" office:value-type="string" calcext:value-type="string">
            <text:p>Control de acceso</text:p>
          </table:table-cell>
          <table:table-cell table:style-name="ce9" table:formula="of:=SUM([$'Costo por componente del equipo'.B3:$'Costo por componente del equipo'.B1048576])" office:value-type="currency" office:currency="USD" office:value="3410" calcext:value-type="currency">
            <text:p>$3,410.00</text:p>
          </table:table-cell>
          <table:table-cell table:style-name="Default" office:value-type="float" office:value="2" calcext:value-type="float">
            <text:p>2</text:p>
          </table:table-cell>
          <table:table-cell table:style-name="ce9" table:formula="of:=[.C3]*[$'Mis variables'.B7]" office:value-type="currency" office:currency="USD" office:value="1500" calcext:value-type="currency">
            <text:p>$1,500.00</text:p>
          </table:table-cell>
          <table:table-cell table:style-name="ce9" table:formula="of:=[.B3]+[.D3]" office:value-type="currency" office:currency="USD" office:value="4910" calcext:value-type="currency">
            <text:p>$4,910.00</text:p>
          </table:table-cell>
          <table:table-cell table:style-name="ce10" office:value-type="percentage" office:value="0.4" calcext:value-type="percentage">
            <text:p>40.00%</text:p>
          </table:table-cell>
          <table:table-cell table:style-name="ce9" table:formula="of:=[.E3]+[.E3]*[.F3]" office:value-type="currency" office:currency="USD" office:value="6874" calcext:value-type="currency">
            <text:p>$6,874.00</text:p>
          </table:table-cell>
          <table:table-cell table:style-name="Default" table:number-columns-repeated="1017"/>
        </table:table-row>
      </table:table>
      <table:table table:name="Visualizador" table:style-name="ta1">
        <table:shapes>
          <draw:frame draw:z-index="0" draw:style-name="gr1" draw:text-style-name="P1" svg:width="5.5921in" svg:height="3.4559in" svg:x="4.2205in" svg:y="0.8642in">
            <draw:object draw:notify-on-update-of-ranges="'Gastos fijos'.A3:'Gastos fijos'.A10 'Gastos fijos'.B3:'Gastos fijos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037in" svg:height="2.9972in" svg:x="0.0965in" svg:y="0.8831in">
            <draw:object draw:notify-on-update-of-ranges="'Costos de fabricación'.B2:'Costos de fabricación'.B2 'Costos de fabricación'.D2:'Costos de fabricación'.D2 'Costos de fabricación'.B3:'Costos de fabricación'.B3 'Costos de fabricación'.D3:'Costos de fabricación'.D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173in" svg:height="3.6094in" svg:x="10.0311in" svg:y="0.7961in">
            <draw:object draw:notify-on-update-of-ranges="'Costo por componente del equipo'.A3:'Costo por componente del equipo'.A8 'Costo por componente del equipo'.B3:'Costo por componente del equipo'.B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Gastos Fijos</text:p>
          </table:table-cell>
          <table:table-cell office:value-type="string" calcext:value-type="string">
            <text:p>Gastos variables</text:p>
          </table:table-cell>
          <table:table-cell office:value-type="string" calcext:value-type="string">
            <text:p>Gastos por mes totales</text:p>
          </table:table-cell>
          <table:table-cell table:number-columns-repeated="1021"/>
        </table:table-row>
        <table:table-row table:style-name="ro3">
          <table:table-cell table:style-name="ce9" table:formula="of:=[$'Gastos fijos'.B3:.B11]" office:value-type="currency" office:currency="USD" office:value="60000" calcext:value-type="currency">
            <text:p>$60,000.00</text:p>
          </table:table-cell>
          <table:table-cell table:style-name="ce9" table:formula="of:=[$'Costos de fabricación'.E3]" office:value-type="currency" office:currency="USD" office:value="4910" calcext:value-type="currency">
            <text:p>$4,910.00</text:p>
          </table:table-cell>
          <table:table-cell table:style-name="ce9" table:formula="of:=[.A3]+[.B3]*[$'Mis variables'.B3]" office:value-type="currency" office:currency="USD" office:value="133650" calcext:value-type="currency">
            <text:p>$133,650.00</text:p>
          </table:table-cell>
          <table:table-cell table:number-columns-repeated="1021"/>
        </table:table-row>
      </table:table>
      <table:table table:name="Mis variables" table:style-name="ta1">
        <table:table-column table:style-name="co9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Costo de percloruro</text:p>
          </table:table-cell>
          <table:table-cell office:value-type="float" office:value="1200" calcext:value-type="float">
            <text:p>1200</text:p>
          </table:table-cell>
        </table:table-row>
        <table:table-row table:style-name="ro3">
          <table:table-cell office:value-type="string" calcext:value-type="string">
            <text:p>Cantidad placas por litro de percloruro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antidad placas por me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osto de AWS al mes por empresa (USD)</text:p>
          </table:table-cell>
          <table:table-cell table:style-name="ce9" office:value-type="currency" office:currency="USD" office:value="10" calcext:value-type="currency">
            <text:p>$10.00</text:p>
          </table:table-cell>
        </table:table-row>
        <table:table-row table:style-name="ro3">
          <table:table-cell office:value-type="string" calcext:value-type="string">
            <text:p>Cantidad empresa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alor dolar</text:p>
          </table:table-cell>
          <table:table-cell table:style-name="ce9" office:value-type="currency" office:currency="USD" office:value="300" calcext:value-type="currency">
            <text:p>$300.00</text:p>
          </table:table-cell>
        </table:table-row>
        <table:table-row table:style-name="ro3">
          <table:table-cell office:value-type="string" calcext:value-type="string">
            <text:p>Hora técnico</text:p>
          </table:table-cell>
          <table:table-cell table:style-name="ce9" office:value-type="currency" office:currency="USD" office:value="750" calcext:value-type="currency">
            <text:p>$75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0:15:24.596843104</meta:creation-date>
    <dc:date>2022-10-12T11:51:56.339580385</dc:date>
    <meta:editing-duration>PT1H15M42S</meta:editing-duration>
    <meta:editing-cycles>33</meta:editing-cycles>
    <meta:generator>LibreOffice/7.3.6.2$Linux_X86_64 LibreOffice_project/30$Build-2</meta:generator>
    <meta:document-statistic meta:table-count="5" meta:cell-count="6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05cm" svg:height="8.779cm" xlink:href=".." xlink:type="simple" chart:class="chart:bar" chart:style-name="ch1">
        <chart:title svg:x="3.936cm" svg:y="0.311cm" chart:style-name="ch2">
          <text:p>Comparacion entre gastos fijos</text:p>
        </chart:title>
        <chart:plot-area chart:style-name="ch3" table:cell-range-address="'Gastos fijos'.A3:'Gastos fijos'.B10" chart:data-source-has-labels="column" svg:x="0.369cm" svg:y="1.236cm" svg:width="13.548cm" svg:height="7.696cm">
          <chart:coordinate-region svg:x="2.313cm" svg:y="1.435cm" svg:width="11.604cm" svg:height="4.552cm"/>
          <chart:axis chart:dimension="x" chart:name="primary-x" chart:style-name="ch4" chartooo:axis-type="auto">
            <chartooo:date-scale/>
            <chart:categories table:cell-range-address="'Gastos fijos'.A3:'Gastos fijos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stos fijos'.B3:'Gastos fijos'.B1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lquiler</text:p>
                <draw:g>
                  <svg:desc>'Gastos fijos'.A3:'Gastos fijos'.A10</svg:desc>
                </draw:g>
              </table:table-cell>
              <table:table-cell office:value-type="float" office:value="60000">
                <text:p>60000</text:p>
                <draw:g>
                  <svg:desc>'Gastos fijos'.B3:'Gastos fijos'.B10</svg:desc>
                </draw:g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2479.31">
                <text:p>2479.31</text:p>
              </table:table-cell>
            </table:table-row>
            <table:table-row>
              <table:table-cell office:value-type="string">
                <text:p>ARBA Inmobilario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Electricidad</text:p>
              </table:table-cell>
              <table:table-cell office:value-type="float" office:value="2709.73">
                <text:p>2709.73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4329.66">
                <text:p>4329.66</text:p>
              </table:table-cell>
            </table:table-row>
            <table:table-row>
              <table:table-cell office:value-type="string">
                <text:p>Agua</text:p>
              </table:table-cell>
              <table:table-cell office:value-type="float" office:value="1042.9">
                <text:p>1042.9</text:p>
              </table:table-cell>
            </table:table-row>
            <table:table-row>
              <table:table-cell office:value-type="string">
                <text:p>Obra social + impuestos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Gastos de AWS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-and-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data-label-series="false" chart:label-position="avoid-overlap"/>
      <style:graphic-properties draw:stroke="none" draw:fill-color="#004586"/>
      <style:text-properties fo:font-size="11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55cm" svg:height="7.614cm" xlink:href=".." xlink:type="simple" chart:class="chart:circle" chart:style-name="ch1">
        <chart:title svg:x="1.154cm" svg:y="0.288cm" chart:style-name="ch2">
          <text:p>Gastos de fabricacion vs mano de obra</text:p>
        </chart:title>
        <chart:legend chart:legend-position="bottom" svg:x="1.685cm" svg:y="7.015cm" style:legend-expansion="wide" chart:style-name="ch3"/>
        <chart:plot-area chart:style-name="ch4" table:cell-range-address="'Costos de fabricación'.B2:'Costos de fabricación'.B3 'Costos de fabricación'.D2:'Costos de fabricación'.D3" chart:data-source-has-labels="row" svg:x="0.205cm" svg:y="1.219cm" svg:width="9.845cm" svg:height="5.46cm">
          <chart:coordinate-region svg:x="2.671cm" svg:y="1.493cm" svg:width="4.913cm" svg:height="4.913cm"/>
          <chart:axis chart:dimension="x" chart:name="primary-x" chart:style-name="ch5" chartooo:axis-type="auto">
            <chartooo:date-scale/>
            <chart:categories table:cell-range-address="'Costos de fabricación'.B2:'Costos de fabricación'.B2 'Costos de fabricación'.D2:'Costos de fabricación'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stos de fabricación'.B3:'Costos de fabricación'.B3 'Costos de fabricación'.D3:'Costos de fabricación'.D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to por Equipo</text:p>
                <draw:g>
                  <svg:desc>'Costos de fabricación'.B2:'Costos de fabricación'.B2 'Costos de fabricación'.D2:'Costos de fabricación'.D2</svg:desc>
                </draw:g>
              </table:table-cell>
              <table:table-cell office:value-type="string">
                <text:p>Gasto mano de obr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10">
                <text:p>3410</text:p>
                <draw:g>
                  <svg:desc>'Costos de fabricación'.B3:'Costos de fabricación'.B3 'Costos de fabricación'.D3:'Costos de fabricación'.D3</svg:desc>
                </draw:g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01cm" svg:height="9.169cm" xlink:href=".." xlink:type="simple" chart:class="chart:bar" chart:style-name="ch1">
        <chart:title svg:x="4.005cm" svg:y="0.319cm" chart:style-name="ch2">
          <text:p>Comparacion entre costos de fabricacion</text:p>
        </chart:title>
        <chart:plot-area chart:style-name="ch3" table:cell-range-address="'Costo por componente del equipo'.A3:'Costo por componente del equipo'.B8" chart:data-source-has-labels="column" svg:x="0.326cm" svg:y="1.281cm" svg:width="15.649cm" svg:height="7.705cm">
          <chart:coordinate-region svg:x="2.085cm" svg:y="1.48cm" svg:width="13.89cm" svg:height="4.356cm"/>
          <chart:axis chart:dimension="x" chart:name="primary-x" chart:style-name="ch4" chartooo:axis-type="auto">
            <chartooo:date-scale/>
            <chart:categories table:cell-range-address="'Costo por componente del equipo'.A3:'Costo por componente del equipo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sto por componente del equipo'.B3:'Costo por componente del equipo'.B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abinete</text:p>
                <draw:g>
                  <svg:desc>'Costo por componente del equipo'.A3:'Costo por componente del equipo'.A8</svg:desc>
                </draw:g>
              </table:table-cell>
              <table:table-cell office:value-type="float" office:value="300">
                <text:p>300</text:p>
                <draw:g>
                  <svg:desc>'Costo por componente del equipo'.B3:'Costo por componente del equipo'.B8</svg:desc>
                </draw:g>
              </table:table-cell>
            </table:table-row>
            <table:table-row>
              <table:table-cell office:value-type="string">
                <text:p>ESP3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Componentes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Estaño, tornillos, cable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antalla OLED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Percloruro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